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b903a" officeooo:paragraph-rsid="00243f0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b903a" officeooo:paragraph-rsid="00442ac9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5a4dc0" officeooo:paragraph-rsid="005a4dc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20pt" fo:font-weight="bold" officeooo:rsid="001b903a" officeooo:paragraph-rsid="001b903a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fo:font-weight="normal" officeooo:rsid="00663c67" officeooo:paragraph-rsid="00663c67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b903a" officeooo:paragraph-rsid="004a6a8a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5a4dc0" officeooo:paragraph-rsid="005a4dc0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73be31" officeooo:paragraph-rsid="0073be31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bold" officeooo:rsid="001b903a" officeooo:paragraph-rsid="001b903a" style:font-size-asian="14pt" style:font-weight-asian="bold" style:font-size-complex="14pt" style:font-weight-complex="bold"/>
    </style:style>
    <style:style style:name="T1" style:family="text">
      <style:text-properties officeooo:rsid="0039d2a8"/>
    </style:style>
    <style:style style:name="T2" style:family="text">
      <style:text-properties officeooo:rsid="0041dbf3"/>
    </style:style>
    <style:style style:name="T3" style:family="text">
      <style:text-properties officeooo:rsid="0048e0e2"/>
    </style:style>
    <style:style style:name="T4" style:family="text">
      <style:text-properties officeooo:rsid="004dcf70"/>
    </style:style>
    <style:style style:name="T5" style:family="text">
      <style:text-properties officeooo:rsid="004fbd45"/>
    </style:style>
    <style:style style:name="T6" style:family="text">
      <style:text-properties officeooo:rsid="005b13a0"/>
    </style:style>
    <style:style style:name="T7" style:family="text">
      <style:text-properties officeooo:rsid="00681cbd"/>
    </style:style>
    <style:style style:name="T8" style:family="text">
      <style:text-properties officeooo:rsid="0063c6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요구사항 분석</text:p>
      <text:p text:style-name="P1"/>
      <text:p text:style-name="P1">- 멤버</text:p>
      <text:p text:style-name="P1">회원가입, 로그인, 마이페이지, 정보변경, <text:span text:style-name="T8">탈퇴</text:span></text:p>
      <text:p text:style-name="P1"/>
      <text:p text:style-name="P1">-메인화면</text:p>
      <text:p text:style-name="P1">실시간 베스트, 갤러리 리스트</text:p>
      <text:p text:style-name="P1"/>
      <text:p text:style-name="P1">- 갤러리</text:p>
      <text:p text:style-name="P1">갤러리 생성, 글목록 <text:span text:style-name="T1">(페이징), </text:span>개념글 <text:span text:style-name="T1">(페이징), </text:span>검색 <text:span text:style-name="T1">(페이징), 갤러리 삭제</text:span></text:p>
      <text:p text:style-name="P8"/>
      <text:p text:style-name="P1">- 갤러리 글</text:p>
      <text:p text:style-name="P1">글쓰기, 보여주기, 수정, 삭제, 추천, 비추천</text:p>
      <text:p text:style-name="P1"/>
      <text:p text:style-name="P1">- 댓글</text:p>
      <text:p text:style-name="P1">댓글 쓰기, 수정, 삭제</text:p>
      <text:p text:style-name="P1"/>
      <text:p text:style-name="P5">설계</text:p>
      <text:p text:style-name="P1"/>
      <text:p text:style-name="P11">백엔드 설계</text:p>
      <text:p text:style-name="P1"/>
      <text:p text:style-name="P1">- <text:span text:style-name="T5">DB 모델링 (ERD)</text:span></text:p>
      <text:p text:style-name="P1"><text:a xlink:type="simple" xlink:href="https://www.erdcloud.com/d/DKD8yDCqsqGNkLGrw" text:style-name="Internet_20_link" text:visited-style-name="Visited_20_Internet_20_Link">https://www.erdcloud.com/d/DKD8yDCqsqGNkLGrw</text:a></text:p>
      <text:p text:style-name="P1"/>
      <text:p text:style-name="P1">- <text:span text:style-name="T5">API 명세서</text:span></text:p>
      <text:p text:style-name="P6">excel로 명시. <text:span text:style-name="T7">Http method와 api path만 정의 해둠. 파라미터와 응답은</text:span> 나중에 추가 예정.</text:p>
      <text:p text:style-name="P6"/>
      <text:p text:style-name="P1">- 보안, 인증 구조</text:p>
      <text:p text:style-name="P1"/>
      <text:p text:style-name="P11">프론트엔드 설계</text:p>
      <text:p text:style-name="P1"/>
      <text:p text:style-name="P1">- 화면 흐름도</text:p>
      <text:p text:style-name="P1">- 컴포넌트 구조 정의</text:p>
      <text:p text:style-name="P1">- 상태 관리 방식</text:p>
      <text:p text:style-name="P1"><text:soft-page-break/></text:p>
      <text:p text:style-name="P5">구현</text:p>
      <text:p text:style-name="P1"/>
      <text:p text:style-name="P4">API명세가 확정되면 프론트/백 개발 병행 가능</text:p>
      <text:p text:style-name="P4"/>
      <text:p text:style-name="P4">백엔드: <text:span text:style-name="T6">restapi, jpa, 로그인등 구현</text:span></text:p>
      <text:p text:style-name="P10">domain, repository, service, controller, jpa등</text:p>
      <text:p text:style-name="P4">프론트엔드: <text:span text:style-name="T6">react 기반 ui, axios등 http요청 api 연동, 사용자 경험 구현</text:span></text:p>
      <text:p text:style-name="P1"/>
      <text:p text:style-name="P1"/>
      <text:p text:style-name="P1"/>
      <text:p text:style-name="P1"/>
      <text:p text:style-name="P5">단위 테스트</text:p>
      <text:p text:style-name="P1"/>
      <text:p text:style-name="P5">통합 테스트</text:p>
      <text:p text:style-name="P1"/>
      <text:p text:style-name="P1"/>
      <text:p text:style-name="P1"/>
      <text:p text:style-name="P2">서버 클라 통신 알아보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7:24:11.932559909</meta:creation-date>
    <dc:date>2025-05-08T19:52:10.419839455</dc:date>
    <meta:editing-duration>PT6H55M50S</meta:editing-duration>
    <meta:editing-cycles>68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299" meta:character-count="519" meta:non-whitespace-character-count="431"/>
  </office:meta>
</office:document-meta>
</file>